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75">
            <text:p>2,475</text:p>
          </table:table-cell>
          <table:table-cell table:style-name="ce22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546">
            <text:p>5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9">
            <text:p>169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12">
            <text:p>6,412</text:p>
          </table:table-cell>
          <table:table-cell table:style-name="ce22" office:value-type="float" office:value="1777">
            <text:p>17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891">
            <text:p>89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50">
            <text:p>23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11">
            <text:p>361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12">
            <text:p>1,112</text:p>
          </table:table-cell>
          <table:table-cell table:style-name="ce23" office:value-type="float" office:value="356">
            <text:p>3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021">
            <text:p>10021</text:p>
          </table:table-cell>
          <table:table-cell table:style-name="ce22" office:value-type="float" office:value="961">
            <text:p>9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541">
            <text:p>18541</text:p>
          </table:table-cell>
          <table:table-cell table:style-name="ce22" office:value-type="float" office:value="2615">
            <text:p>26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953">
            <text:p>24953</text:p>
          </table:table-cell>
          <table:table-cell table:style-name="ce22" office:value-type="float" office:value="4392">
            <text:p>43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